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 style:data-style-name="N120"/>
    <style:style style:name="ce3" style:family="table-cell" style:parent-style-name="Default" style:data-style-name="N110"/>
    <style:style style:name="ce4" style:family="table-cell" style:parent-style-name="Default" style:data-style-name="N0"/>
    <style:style style:name="ce5" style:family="table-cell" style:parent-style-name="Default" style:data-style-name="N112"/>
    <style:style style:name="ce6" style:family="table-cell" style:parent-style-name="Default" style:data-style-name="N60"/>
    <style:style style:name="ce7" style:family="table-cell" style:parent-style-name="Default" style:data-style-name="N121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office:value-type="string">
            <text:p>_T</text:p>
          </table:table-cell>
          <table:table-cell table:style-name="ce3" office:value-type="float" office:value="73.15">
            <text:p>73.15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rho</text:p>
          </table:table-cell>
          <table:table-cell table:style-name="ce3" office:value-type="float" office:value="824.941459">
            <text:p>824.941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3"/>
          <table:table-cell/>
          <table:table-cell office:value-type="string">
            <text:p>_R</text:p>
          </table:table-cell>
          <table:table-cell office:value-type="float" office:value="488.189">
            <text:p>488.1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au</text:p>
          </table:table-cell>
          <table:table-cell table:style-name="ce3" table:formula="oooc:=[.E4]/[.B1]" office:value-type="float" office:value="1.72511278195489">
            <text:p>1.725</text:p>
          </table:table-cell>
          <table:table-cell/>
          <table:table-cell office:value-type="string">
            <text:p>T_star</text:p>
          </table:table-cell>
          <table:table-cell table:style-name="ce3" office:value-type="float" office:value="126.192">
            <text:p>126.19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delta</text:p>
          </table:table-cell>
          <table:table-cell table:style-name="ce3" table:formula="oooc:=[.B2]/[.E5]" office:value-type="float" office:value="73.7615195951323">
            <text:p>73.762</text:p>
          </table:table-cell>
          <table:table-cell/>
          <table:table-cell office:value-type="string">
            <text:p>rho_star</text:p>
          </table:table-cell>
          <table:table-cell table:style-name="ce5" office:value-type="float" office:value="11.1839">
            <text:p>11.183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RTrho</text:p>
          </table:table-cell>
          <table:table-cell table:style-name="ce3" table:formula="oooc:=[.E3]*[.B1]*[.B2]" office:value-type="float" office:value="29459505.354615">
            <text:p>29459505.355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3" table:formula="oooc:=1+delta*phir_del" office:value-type="float" office:value="517902.906220681">
            <text:p>517902.906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a</text:p>
          </table:table-cell>
          <table:table-cell table:style-name="ce3" table:formula="oooc:=[.E3]*[.B1]*([.J67] + [.J22])" office:value-type="float" office:value="6022743509.85489">
            <text:p>6022743509.855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p</text:p>
          </table:table-cell>
          <table:table-cell table:style-name="ce4" table:formula="oooc:=_RTrho*[.B8]" office:value-type="float" office:value="15257163438978.8">
            <text:p>15257163438978.8</text:p>
          </table:table-cell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6"/>
          <table:table-cell table:number-columns-repeated="7"/>
        </table:table-row>
        <table:table-row table:style-name="ro1">
          <table:table-cell table:style-name="ce1" office:value-type="string">
            <text:p>IDEAL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c</text:p>
          </table:table-cell>
          <table:table-cell table:style-name="ce3" office:value-type="string">
            <text:p>t</text:p>
          </table:table-cell>
          <table:table-cell table:number-columns-repeated="7"/>
          <table:table-cell office:value-type="string">
            <text:p>phi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onst</text:p>
          </table:table-cell>
          <table:table-cell table:style-name="ce3" office:value-type="float" office:value="-15.81502">
            <text:p>-15.815</text:p>
          </table:table-cell>
          <table:table-cell table:number-columns-repeated="7"/>
          <table:table-cell table:formula="oooc:=[.B15]" office:value-type="float" office:value="-15.81502">
            <text:p>-15.8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linear</text:p>
          </table:table-cell>
          <table:table-cell table:style-name="ce3" office:value-type="float" office:value="4.255726">
            <text:p>4.256</text:p>
          </table:table-cell>
          <table:table-cell table:number-columns-repeated="7"/>
          <table:table-cell table:formula="oooc:=[.B16]*[.$B$4]" office:value-type="float" office:value="7.34160731909774">
            <text:p>7.3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-ln(tau)</text:p>
          </table:table-cell>
          <table:table-cell table:style-name="ce3"/>
          <table:table-cell table:number-columns-repeated="7"/>
          <table:table-cell table:formula="oooc:=-LN([.$B$4])" office:value-type="float" office:value="-0.545292429189502">
            <text:p>-0.5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+ln(del)</text:p>
          </table:table-cell>
          <table:table-cell table:style-name="ce3"/>
          <table:table-cell table:number-columns-repeated="7"/>
          <table:table-cell table:formula="oooc:=LN([.$B$5])" office:value-type="float" office:value="4.30083718092241">
            <text:p>4.3</text:p>
          </table:table-cell>
          <table:table-cell table:number-columns-repeated="2"/>
        </table:table-row>
        <table:table-row table:style-name="ro1">
          <table:table-cell table:style-name="ce1" table:formula="oooc:=9213.45/[.E3]" office:value-type="float" office:value="18.8727111835785">
            <text:p>1.887271118E+1</text:p>
          </table:table-cell>
          <table:table-cell table:style-name="ce3" table:formula="oooc:=-1/3" office:value-type="float" office:value="-0.333333333333333">
            <text:p>-0.333</text:p>
          </table:table-cell>
          <table:table-cell table:number-columns-repeated="7"/>
          <table:table-cell table:style-name="ce7" table:formula="oooc:=-[.A19] / ([.B19]*([.B19]+1)) * ([.$E$4]/[.$B$1])^([.B19])" office:value-type="float" office:value="70.8121275916685">
            <text:p>7.081213E+001</text:p>
          </table:table-cell>
          <table:table-cell table:number-columns-repeated="2"/>
        </table:table-row>
        <table:table-row table:style-name="ro1">
          <table:table-cell table:style-name="ce1" table:formula="oooc:=0.290733/[.E3]" office:value-type="float" office:value="0.000595533696990305">
            <text:p>5.955336970E-4</text:p>
          </table:table-cell>
          <table:table-cell table:style-name="ce3" table:formula="oooc:=3/2" office:value-type="float" office:value="1.5">
            <text:p>1.500</text:p>
          </table:table-cell>
          <table:table-cell table:number-columns-repeated="7"/>
          <table:table-cell table:style-name="ce7" table:formula="oooc:=-[.A20] / ([.B20]*([.B20]+1)) * ([.$E$4]/[.$B$1])^([.B20])" office:value-type="float" office:value="-0.000359833267036012">
            <text:p>-3.598333E-004</text:p>
          </table:table-cell>
          <table:table-cell table:number-columns-repeated="2"/>
        </table:table-row>
        <table:table-row table:style-name="ro1">
          <table:table-cell table:style-name="ce2" table:formula="oooc:=-0.036608/[.E3]" office:value-type="float" office:value="-0.0000749873512102894">
            <text:p>-7.49873510E-005</text:p>
          </table:table-cell>
          <table:table-cell table:style-name="ce3" table:formula="oooc:=7/4" office:value-type="float" office:value="1.75">
            <text:p>1.750</text:p>
          </table:table-cell>
          <table:table-cell table:number-columns-repeated="7"/>
          <table:table-cell table:style-name="ce7" table:formula="oooc:=-[.A21] / ([.B21]*([.B21]+1)) * ([.$E$4]/[.$B$1])^([.B21])" office:value-type="float" office:value="0.0000404620500999273">
            <text:p>4.046205E-005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7"/>
          <table:table-cell table:style-name="ce8" table:formula="oooc:=SUM([.J15:.J21])" office:value-type="float" office:value="66.0939402912822">
            <text:p>66.09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ce3"/>
          <table:table-cell table:number-columns-repeated="10"/>
        </table:table-row>
        <table:table-row table:style-name="ro1">
          <table:table-cell table:style-name="ce1" office:value-type="string">
            <text:p>RESIDUAL</text:p>
          </table:table-cell>
          <table:table-cell table:style-name="ce3"/>
          <table:table-cell table:number-columns-repeated="7"/>
          <table:table-cell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style-name="ce1" office:value-type="string">
            <text:p>a</text:p>
          </table:table-cell>
          <table:table-cell table:style-name="ce3"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l</text:p>
          </table:table-cell>
          <table:table-cell table:number-columns-repeated="8"/>
        </table:table-row>
        <table:table-row table:style-name="ro1">
          <table:table-cell table:style-name="ce1" office:value-type="float" office:value="0.924803575275">
            <text:p>9.248035753E-1</text:p>
          </table:table-cell>
          <table:table-cell table:style-name="ce3" office:value-type="float" office:value="0.25">
            <text:p>0.2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7]*([.$B$4]^[.B27])*([.$B$5]^([.C27]-1))*([.D27]*([.$B$5]^[.D27]) - [.C27])" office:value-type="float" office:value="1.05987310874156">
            <text:p>1.06E+000</text:p>
          </table:table-cell>
          <table:table-cell table:style-name="ce6" table:formula="oooc:=IF([.D27]=0;1;EXP(-([.$B$5]^[.D27])))" office:value-type="float" office:value="1">
            <text:p>1.00E+000</text:p>
          </table:table-cell>
          <table:table-cell table:style-name="ce5"/>
          <table:table-cell table:style-name="ce6" table:formula="oooc:=[.A27]*[.$B$4]^[.B27]*[.$B$5]^[.C27]*[.H27]" office:value-type="float" office:value="78.177851078794">
            <text:p>7.82E+001</text:p>
          </table:table-cell>
          <table:table-cell table:formula="oooc:=[.G27]*[.H27]" office:value-type="float" office:value="1.05987310874156">
            <text:p>1.059873</text:p>
          </table:table-cell>
          <table:table-cell table:style-name="ce9" table:formula="oooc:=[.A27]*[.B27]*(tau^([.B27]-1))*(delta^[.C27])*[.H27]" office:value-type="float" office:value="11.3293826201617">
            <text:p>11.32938</text:p>
          </table:table-cell>
        </table:table-row>
        <table:table-row table:style-name="ro1">
          <table:table-cell table:style-name="ce1" office:value-type="float" office:value="-0.492448489428">
            <text:p>-4.924484894E-1</text:p>
          </table:table-cell>
          <table:table-cell table:style-name="ce3" office:value-type="float" office:value="0.875">
            <text:p>0.8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8]*([.$B$4]^[.B28])*([.$B$5]^([.C28]-1))*([.D28]*([.$B$5]^[.D28]) - [.C28])" office:value-type="float" office:value="-0.793553325565177">
            <text:p>-7.94E-001</text:p>
          </table:table-cell>
          <table:table-cell table:style-name="ce6" table:formula="oooc:=IF([.D28]=0;1;EXP(-([.$B$5]^[.D28])))" office:value-type="float" office:value="1">
            <text:p>1.00E+000</text:p>
          </table:table-cell>
          <table:table-cell table:style-name="ce5"/>
          <table:table-cell table:style-name="ce6" table:formula="oooc:=[.A28]*[.$B$4]^[.B28]*[.$B$5]^[.C28]*[.H28]" office:value-type="float" office:value="-58.5336991734582">
            <text:p>-5.85E+001</text:p>
          </table:table-cell>
          <table:table-cell table:formula="oooc:=[.G28]*[.H28]" office:value-type="float" office:value="-0.793553325565177">
            <text:p>-0.793553</text:p>
          </table:table-cell>
          <table:table-cell table:style-name="ce9" table:formula="oooc:=[.A28]*[.B28]*(tau^([.B28]-1))*(delta^[.C28])*[.H28]" office:value-type="float" office:value="-29.6890657309589">
            <text:p>-29.68907</text:p>
          </table:table-cell>
        </table:table-row>
        <table:table-row table:style-name="ro1">
          <table:table-cell table:style-name="ce1" office:value-type="float" office:value="0.661883336938">
            <text:p>6.618833369E-1</text:p>
          </table:table-cell>
          <table:table-cell table:style-name="ce3" office:value-type="float" office:value="0.5">
            <text:p>0.5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29]*([.$B$4]^[.B29])*([.$B$5]^([.C29]-1))*([.D29]*([.$B$5]^[.D29]) - [.C29])" office:value-type="float" office:value="128.247835832951">
            <text:p>1.28E+002</text:p>
          </table:table-cell>
          <table:table-cell table:style-name="ce6" table:formula="oooc:=IF([.D29]=0;1;EXP(-([.$B$5]^[.D29])))" office:value-type="float" office:value="1">
            <text:p>1.00E+000</text:p>
          </table:table-cell>
          <table:table-cell table:style-name="ce5"/>
          <table:table-cell table:style-name="ce6" table:formula="oooc:=[.A29]*[.$B$4]^[.B29]*[.$B$5]^[.C29]*[.H29]" office:value-type="float" office:value="4729.87762791277">
            <text:p>4.73E+003</text:p>
          </table:table-cell>
          <table:table-cell table:formula="oooc:=[.G29]*[.H29]" office:value-type="float" office:value="128.247835832951">
            <text:p>128.247836</text:p>
          </table:table-cell>
          <table:table-cell table:style-name="ce9" table:formula="oooc:=[.A29]*[.B29]*(tau^([.B29]-1))*(delta^[.C29])*[.H29]" office:value-type="float" office:value="1370.88939267869">
            <text:p>1370.88939</text:p>
          </table:table-cell>
        </table:table-row>
        <table:table-row table:style-name="ro1">
          <table:table-cell table:style-name="ce1" office:value-type="float" office:value="-1.92902649201">
            <text:p>-1.929026492E+0</text:p>
          </table:table-cell>
          <table:table-cell table:style-name="ce3" office:value-type="float" office:value="0.875">
            <text:p>0.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0]*([.$B$4]^[.B30])*([.$B$5]^([.C30]-1))*([.D30]*([.$B$5]^[.D30]) - [.C30])" office:value-type="float" office:value="-458.578140881691">
            <text:p>-4.59E+002</text:p>
          </table:table-cell>
          <table:table-cell table:style-name="ce6" table:formula="oooc:=IF([.D30]=0;1;EXP(-([.$B$5]^[.D30])))" office:value-type="float" office:value="1">
            <text:p>1.00E+000</text:p>
          </table:table-cell>
          <table:table-cell table:style-name="ce5"/>
          <table:table-cell table:style-name="ce6" table:formula="oooc:=[.A30]*[.$B$4]^[.B30]*[.$B$5]^[.C30]*[.H30]" office:value-type="float" office:value="-16912.7102622721">
            <text:p>-1.69E+004</text:p>
          </table:table-cell>
          <table:table-cell table:formula="oooc:=[.G30]*[.H30]" office:value-type="float" office:value="-458.578140881691">
            <text:p>-458.578141</text:p>
          </table:table-cell>
          <table:table-cell table:style-name="ce9" table:formula="oooc:=[.A30]*[.B30]*(tau^([.B30]-1))*(delta^[.C30])*[.H30]" office:value-type="float" office:value="-8578.35014283436">
            <text:p>-8578.35014</text:p>
          </table:table-cell>
        </table:table-row>
        <table:table-row table:style-name="ro1">
          <table:table-cell table:style-name="ce1" office:value-type="float" office:value="-0.0622469309629">
            <text:p>-6.224693096E-2</text:p>
          </table:table-cell>
          <table:table-cell table:style-name="ce3" office:value-type="float" office:value="0.375">
            <text:p>0.37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1]*([.$B$4]^[.B31])*([.$B$5]^([.C31]-1))*([.D31]*([.$B$5]^[.D31]) - [.C31])" office:value-type="float" office:value="-1246.53784661044">
            <text:p>-1.25E+003</text:p>
          </table:table-cell>
          <table:table-cell table:style-name="ce6" table:formula="oooc:=IF([.D31]=0;1;EXP(-([.$B$5]^[.D31])))" office:value-type="float" office:value="1">
            <text:p>1.00E+000</text:p>
          </table:table-cell>
          <table:table-cell table:style-name="ce5"/>
          <table:table-cell table:style-name="ce6" table:formula="oooc:=[.A31]*[.$B$4]^[.B31]*[.$B$5]^[.C31]*[.H31]" office:value-type="float" office:value="-30648.8419329434">
            <text:p>-3.06E+004</text:p>
          </table:table-cell>
          <table:table-cell table:formula="oooc:=[.G31]*[.H31]" office:value-type="float" office:value="-1246.53784661044">
            <text:p>-1246.537847</text:p>
          </table:table-cell>
          <table:table-cell table:style-name="ce9" table:formula="oooc:=[.A31]*[.B31]*(tau^([.B31]-1))*(delta^[.C31])*[.H31]" office:value-type="float" office:value="-6662.35613408974">
            <text:p>-6662.35613</text:p>
          </table:table-cell>
        </table:table-row>
        <table:table-row table:style-name="ro1">
          <table:table-cell table:style-name="ce1" office:value-type="float" office:value="0.349943957581">
            <text:p>3.499439576E-1</text:p>
          </table:table-cell>
          <table:table-cell table:style-name="ce3" office:value-type="float" office:value="0.75">
            <text:p>0.7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table:formula="oooc:=-[.A32]*([.$B$4]^[.B32])*([.$B$5]^([.C32]-1))*([.D32]*([.$B$5]^[.D32]) - [.C32])" office:value-type="float" office:value="8597.90384766119">
            <text:p>8.60E+003</text:p>
          </table:table-cell>
          <table:table-cell table:style-name="ce6" table:formula="oooc:=IF([.D32]=0;1;EXP(-([.$B$5]^[.D32])))" office:value-type="float" office:value="1">
            <text:p>1.00E+000</text:p>
          </table:table-cell>
          <table:table-cell table:style-name="ce5"/>
          <table:table-cell table:style-name="ce6" table:formula="oooc:=[.A32]*[.$B$4]^[.B32]*[.$B$5]^[.C32]*[.H32]" office:value-type="float" office:value="211398.151045441">
            <text:p>2.11E+005</text:p>
          </table:table-cell>
          <table:table-cell table:formula="oooc:=[.G32]*[.H32]" office:value-type="float" office:value="8597.90384766119">
            <text:p>8597.903848</text:p>
          </table:table-cell>
          <table:table-cell table:style-name="ce9" table:formula="oooc:=[.A32]*[.B32]*(tau^([.B32]-1))*(delta^[.C32])*[.H32]" office:value-type="float" office:value="91906.2306780979">
            <text:p>91906.23068</text:p>
          </table:table-cell>
        </table:table-row>
        <table:table-row table:style-name="ro1">
          <table:table-cell table:style-name="ce1" office:value-type="float" office:value="0.564857472498">
            <text:p>5.648574725E-1</text:p>
          </table:table-cell>
          <table:table-cell table:style-name="ce3" office:value-type="float" office:value="0.5">
            <text:p>0.5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3]*([.$B$4]^[.B33])*([.$B$5]^([.C33]-1))*([.D33]*([.$B$5]^[.D33]) - [.C33])" office:value-type="float" office:value="-53.9820515352361">
            <text:p>-5.40E+001</text:p>
          </table:table-cell>
          <table:table-cell table:style-name="ce6" table:formula="oooc:=IF([.D33]=0;1;EXP(-([.$B$5]^[.D33])))" office:value-type="float" office:value="9.24227875422797E-033">
            <text:p>9.24E-033</text:p>
          </table:table-cell>
          <table:table-cell table:style-name="ce5"/>
          <table:table-cell table:style-name="ce6" table:formula="oooc:=[.A33]*[.$B$4]^[.B33]*[.$B$5]^[.C33]*[.H33]" office:value-type="float" office:value="5.05774050206288E-031">
            <text:p>5.06E-031</text:p>
          </table:table-cell>
          <table:table-cell table:formula="oooc:=[.G33]*[.H33]" office:value-type="float" office:value="-4.98917168013751E-031">
            <text:p>0.000000</text:p>
          </table:table-cell>
          <table:table-cell table:style-name="ce9" table:formula="oooc:=[.A33]*[.B33]*(tau^([.B33]-1))*(delta^[.C33])*[.H33]" office:value-type="float" office:value="1.46591589691066E-031">
            <text:p>0.00000</text:p>
          </table:table-cell>
        </table:table-row>
        <table:table-row table:style-name="ro1">
          <table:table-cell table:style-name="ce1" office:value-type="float" office:value="-1.61720005987">
            <text:p>-1.617200060E+0</text:p>
          </table:table-cell>
          <table:table-cell table:style-name="ce3" office:value-type="float" office:value="0.75">
            <text:p>0.75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4]*([.$B$4]^[.B34])*([.$B$5]^([.C34]-1))*([.D34]*([.$B$5]^[.D34]) - [.C34])" office:value-type="float" office:value="177.124496638596">
            <text:p>1.77E+002</text:p>
          </table:table-cell>
          <table:table-cell table:style-name="ce6" table:formula="oooc:=IF([.D34]=0;1;EXP(-([.$B$5]^[.D34])))" office:value-type="float" office:value="9.24227875422797E-033">
            <text:p>9.24E-033</text:p>
          </table:table-cell>
          <table:table-cell table:style-name="ce5"/>
          <table:table-cell table:style-name="ce6" table:formula="oooc:=[.A34]*[.$B$4]^[.B34]*[.$B$5]^[.C34]*[.H34]" office:value-type="float" office:value="-1.65953259477694E-030">
            <text:p>-1.66E-030</text:p>
          </table:table-cell>
          <table:table-cell table:formula="oooc:=[.G34]*[.H34]" office:value-type="float" office:value="1.63703397213622E-030">
            <text:p>0.000000</text:p>
          </table:table-cell>
          <table:table-cell table:style-name="ce9" table:formula="oooc:=[.A34]*[.B34]*(tau^([.B34]-1))*(delta^[.C34])*[.H34]" office:value-type="float" office:value="-7.21488739230298E-031">
            <text:p>0.00000</text:p>
          </table:table-cell>
        </table:table-row>
        <table:table-row table:style-name="ro1">
          <table:table-cell table:style-name="ce1" office:value-type="float" office:value="-0.481395031883">
            <text:p>-4.813950319E-1</text:p>
          </table:table-cell>
          <table:table-cell table:style-name="ce3" office:value-type="float" office:value="2">
            <text:p>2.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ooc:=-[.A35]*([.$B$4]^[.B35])*([.$B$5]^([.C35]-1))*([.D35]*([.$B$5]^[.D35]) - [.C35])" office:value-type="float" office:value="104.240947566682">
            <text:p>1.04E+002</text:p>
          </table:table-cell>
          <table:table-cell table:style-name="ce6" table:formula="oooc:=IF([.D35]=0;1;EXP(-([.$B$5]^[.D35])))" office:value-type="float" office:value="9.24227875422797E-033">
            <text:p>9.24E-033</text:p>
          </table:table-cell>
          <table:table-cell table:style-name="ce5"/>
          <table:table-cell table:style-name="ce6" table:formula="oooc:=[.A35]*[.$B$4]^[.B35]*[.$B$5]^[.C35]*[.H35]" office:value-type="float" office:value="-9.76664738533104E-031">
            <text:p>-9.77E-031</text:p>
          </table:table-cell>
          <table:table-cell table:formula="oooc:=[.G35]*[.H35]" office:value-type="float" office:value="9.63423895016134E-031">
            <text:p>0.000000</text:p>
          </table:table-cell>
          <table:table-cell table:style-name="ce9" table:formula="oooc:=[.A35]*[.B35]*(tau^([.B35]-1))*(delta^[.C35])*[.H35]" office:value-type="float" office:value="-1.13229088410829E-030">
            <text:p>0.00000</text:p>
          </table:table-cell>
        </table:table-row>
        <table:table-row table:style-name="ro1">
          <table:table-cell table:style-name="ce1" office:value-type="float" office:value="0.421150636384">
            <text:p>4.211506364E-1</text:p>
          </table:table-cell>
          <table:table-cell table:style-name="ce3" office:value-type="float" office:value="1.25">
            <text:p>1.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6]*([.$B$4]^[.B36])*([.$B$5]^([.C36]-1))*([.D36]*([.$B$5]^[.D36]) - [.C36])" office:value-type="float" office:value="-320565.063049367">
            <text:p>-3.21E+005</text:p>
          </table:table-cell>
          <table:table-cell table:style-name="ce6" table:formula="oooc:=IF([.D36]=0;1;EXP(-([.$B$5]^[.D36])))" office:value-type="float" office:value="9.24227875422797E-033">
            <text:p>9.24E-033</text:p>
          </table:table-cell>
          <table:table-cell table:style-name="ce5"/>
          <table:table-cell table:style-name="ce6" table:formula="oooc:=[.A36]*[.$B$4]^[.B36]*[.$B$5]^[.C36]*[.H36]" office:value-type="float" office:value="3.08836026597957E-027">
            <text:p>3.09E-027</text:p>
          </table:table-cell>
          <table:table-cell table:formula="oooc:=[.G36]*[.H36]" office:value-type="float" office:value="-2.96275167156891E-027">
            <text:p>0.000000</text:p>
          </table:table-cell>
          <table:table-cell table:style-name="ce9" table:formula="oooc:=[.A36]*[.B36]*(tau^([.B36]-1))*(delta^[.C36])*[.H36]" office:value-type="float" office:value="2.23779591274017E-027">
            <text:p>0.00000</text:p>
          </table:table-cell>
        </table:table-row>
        <table:table-row table:style-name="ro1">
          <table:table-cell table:style-name="ce1" office:value-type="float" office:value="-0.0161962230825">
            <text:p>-1.619622308E-2</text:p>
          </table:table-cell>
          <table:table-cell table:style-name="ce3" office:value-type="float" office:value="3.5">
            <text:p>3.5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7]*([.$B$4]^[.B37])*([.$B$5]^([.C37]-1))*([.D37]*([.$B$5]^[.D37]) - [.C37])" office:value-type="float" office:value="42046.6923100599">
            <text:p>4.20E+004</text:p>
          </table:table-cell>
          <table:table-cell table:style-name="ce6" table:formula="oooc:=IF([.D37]=0;1;EXP(-([.$B$5]^[.D37])))" office:value-type="float" office:value="9.24227875422797E-033">
            <text:p>9.24E-033</text:p>
          </table:table-cell>
          <table:table-cell table:style-name="ce5"/>
          <table:table-cell table:style-name="ce6" table:formula="oooc:=[.A37]*[.$B$4]^[.B37]*[.$B$5]^[.C37]*[.H37]" office:value-type="float" office:value="-4.05082614465258E-028">
            <text:p>-4.05E-028</text:p>
          </table:table-cell>
          <table:table-cell table:formula="oooc:=[.G37]*[.H37]" office:value-type="float" office:value="3.88607251022827E-028">
            <text:p>0.000000</text:p>
          </table:table-cell>
          <table:table-cell table:style-name="ce9" table:formula="oooc:=[.A37]*[.B37]*(tau^([.B37]-1))*(delta^[.C37])*[.H37]" office:value-type="float" office:value="-8.21853020543835E-028">
            <text:p>0.00000</text:p>
          </table:table-cell>
        </table:table-row>
        <table:table-row table:style-name="ro1">
          <table:table-cell table:style-name="ce1" office:value-type="float" office:value="0.172100994165">
            <text:p>1.721009942E-1</text:p>
          </table:table-cell>
          <table:table-cell table:style-name="ce3" office:value-type="float" office:value="1">
            <text:p>1.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8]*([.$B$4]^[.B38])*([.$B$5]^([.C38]-1))*([.D38]*([.$B$5]^[.D38]) - [.C38])" office:value-type="float" office:value="-8312015.98927207">
            <text:p>-8.31E+006</text:p>
          </table:table-cell>
          <table:table-cell table:style-name="ce6" table:formula="oooc:=IF([.D38]=0;1;EXP(-([.$B$5]^[.D38])))" office:value-type="float" office:value="9.24227875422797E-033">
            <text:p>9.24E-033</text:p>
          </table:table-cell>
          <table:table-cell table:style-name="ce5"/>
          <table:table-cell table:style-name="ce6" table:formula="oooc:=[.A38]*[.$B$4]^[.B38]*[.$B$5]^[.C38]*[.H38]" office:value-type="float" office:value="8.12268022338047E-026">
            <text:p>8.12E-026</text:p>
          </table:table-cell>
          <table:table-cell table:formula="oooc:=[.G38]*[.H38]" office:value-type="float" office:value="-7.68219687824524E-026">
            <text:p>0.000000</text:p>
          </table:table-cell>
          <table:table-cell table:style-name="ce9" table:formula="oooc:=[.A38]*[.B38]*(tau^([.B38]-1))*(delta^[.C38])*[.H38]" office:value-type="float" office:value="4.70849228429918E-026">
            <text:p>0.00000</text:p>
          </table:table-cell>
        </table:table-row>
        <table:table-row table:style-name="ro1">
          <table:table-cell table:style-name="ce1" office:value-type="float" office:value="0.00735448924933">
            <text:p>7.354489249E-3</text:p>
          </table:table-cell>
          <table:table-cell table:style-name="ce3" office:value-type="float" office:value="0.5">
            <text:p>0.5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39]*([.$B$4]^[.B39])*([.$B$5]^([.C39]-1))*([.D39]*([.$B$5]^[.D39]) - [.C39])" office:value-type="float" office:value="-1429202202.88017">
            <text:p>-1.43E+009</text:p>
          </table:table-cell>
          <table:table-cell table:style-name="ce6" table:formula="oooc:=IF([.D39]=0;1;EXP(-([.$B$5]^[.D39])))" office:value-type="float" office:value="9.24227875422797E-033">
            <text:p>9.24E-033</text:p>
          </table:table-cell>
          <table:table-cell table:style-name="ce5"/>
          <table:table-cell table:style-name="ce6" table:formula="oooc:=[.A39]*[.$B$4]^[.B39]*[.$B$5]^[.C39]*[.H39]" office:value-type="float" office:value="1.43786945648311E-023">
            <text:p>1.44E-023</text:p>
          </table:table-cell>
          <table:table-cell table:formula="oooc:=[.G39]*[.H39]" office:value-type="float" office:value="-1.32090851551752E-023">
            <text:p>0.000000</text:p>
          </table:table-cell>
          <table:table-cell table:style-name="ce9" table:formula="oooc:=[.A39]*[.B39]*(tau^([.B39]-1))*(delta^[.C39])*[.H39]" office:value-type="float" office:value="4.16746508264151E-024">
            <text:p>0.00000</text:p>
          </table:table-cell>
        </table:table-row>
        <table:table-row table:style-name="ro1">
          <table:table-cell table:style-name="ce1" office:value-type="float" office:value="0.0168077305479">
            <text:p>1.680773055E-2</text:p>
          </table:table-cell>
          <table:table-cell table:style-name="ce3" office:value-type="float" office:value="3">
            <text:p>3.00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0]*([.$B$4]^[.B40])*([.$B$5]^([.C40]-1))*([.D40]*([.$B$5]^[.D40]) - [.C40])" office:value-type="float" office:value="-12767150241.3703">
            <text:p>-1.28E+010</text:p>
          </table:table-cell>
          <table:table-cell table:style-name="ce6" table:formula="oooc:=IF([.D40]=0;1;EXP(-([.$B$5]^[.D40])))" office:value-type="float" office:value="9.24227875422797E-033">
            <text:p>9.24E-033</text:p>
          </table:table-cell>
          <table:table-cell table:style-name="ce5"/>
          <table:table-cell table:style-name="ce6" table:formula="oooc:=[.A40]*[.$B$4]^[.B40]*[.$B$5]^[.C40]*[.H40]" office:value-type="float" office:value="1.2844575345184E-022">
            <text:p>1.28E-022</text:p>
          </table:table-cell>
          <table:table-cell table:formula="oooc:=[.G40]*[.H40]" office:value-type="float" office:value="-1.17997561427853E-022">
            <text:p>0.000000</text:p>
          </table:table-cell>
          <table:table-cell table:style-name="ce9" table:formula="oooc:=[.A40]*[.B40]*(tau^([.B40]-1))*(delta^[.C40])*[.H40]" office:value-type="float" office:value="2.23369314972473E-022">
            <text:p>0.00000</text:p>
          </table:table-cell>
        </table:table-row>
        <table:table-row table:style-name="ro1">
          <table:table-cell table:style-name="ce1" office:value-type="float" office:value="-0.00107626664179">
            <text:p>-1.076266642E-3</text:p>
          </table:table-cell>
          <table:table-cell table:style-name="ce3" office:value-type="float" office:value="0">
            <text:p>0.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1]*([.$B$4]^[.B41])*([.$B$5]^([.C41]-1))*([.D41]*([.$B$5]^[.D41]) - [.C41])" office:value-type="float" office:value="11572447642.3382">
            <text:p>1.16E+010</text:p>
          </table:table-cell>
          <table:table-cell table:style-name="ce6" table:formula="oooc:=IF([.D41]=0;1;EXP(-([.$B$5]^[.D41])))" office:value-type="float" office:value="9.24227875422797E-033">
            <text:p>9.24E-033</text:p>
          </table:table-cell>
          <table:table-cell table:style-name="ce5"/>
          <table:table-cell table:style-name="ce6" table:formula="oooc:=[.A41]*[.$B$4]^[.B41]*[.$B$5]^[.C41]*[.H41]" office:value-type="float" office:value="-1.18170188829167E-022">
            <text:p>-1.18E-022</text:p>
          </table:table-cell>
          <table:table-cell table:formula="oooc:=[.G41]*[.H41]" office:value-type="float" office:value="1.06955786979198E-022">
            <text:p>0.000000</text:p>
          </table:table-cell>
          <table:table-cell table:style-name="ce9" table:formula="oooc:=[.A41]*[.B41]*(tau^([.B41]-1))*(delta^[.C41])*[.H41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137318088513">
            <text:p>-1.373180885E-2</text:p>
          </table:table-cell>
          <table:table-cell table:style-name="ce3" office:value-type="float" office:value="2.75">
            <text:p>2.7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2]*([.$B$4]^[.B42])*([.$B$5]^([.C42]-1))*([.D42]*([.$B$5]^[.D42]) - [.C42])" office:value-type="float" office:value="661425904553.41">
            <text:p>6.61E+011</text:p>
          </table:table-cell>
          <table:table-cell table:style-name="ce6" table:formula="oooc:=IF([.D42]=0;1;EXP(-([.$B$5]^[.D42])))" office:value-type="float" office:value="9.24227875422797E-033">
            <text:p>9.24E-033</text:p>
          </table:table-cell>
          <table:table-cell table:style-name="ce5"/>
          <table:table-cell table:style-name="ce6" table:formula="oooc:=[.A42]*[.$B$4]^[.B42]*[.$B$5]^[.C42]*[.H42]" office:value-type="float" office:value="-6.75404430015521E-021">
            <text:p>-6.75E-021</text:p>
          </table:table-cell>
          <table:table-cell table:formula="oooc:=[.G42]*[.H42]" office:value-type="float" office:value="6.11308258515E-021">
            <text:p>0.000000</text:p>
          </table:table-cell>
          <table:table-cell table:style-name="ce9" table:formula="oooc:=[.A42]*[.B42]*(tau^([.B42]-1))*(delta^[.C42])*[.H42]" office:value-type="float" office:value="-1.07666130700042E-020">
            <text:p>0.00000</text:p>
          </table:table-cell>
        </table:table-row>
        <table:table-row table:style-name="ro1">
          <table:table-cell table:style-name="ce1" office:value-type="float" office:value="0.000635466899859">
            <text:p>6.354668999E-4</text:p>
          </table:table-cell>
          <table:table-cell table:style-name="ce3" office:value-type="float" office:value="0.75">
            <text:p>0.75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3]*([.$B$4]^[.B43])*([.$B$5]^([.C43]-1))*([.D43]*([.$B$5]^[.D43]) - [.C43])" office:value-type="float" office:value="-747286059442.94">
            <text:p>-7.47E+011</text:p>
          </table:table-cell>
          <table:table-cell table:style-name="ce6" table:formula="oooc:=IF([.D43]=0;1;EXP(-([.$B$5]^[.D43])))" office:value-type="float" office:value="9.24227875422797E-033">
            <text:p>9.24E-033</text:p>
          </table:table-cell>
          <table:table-cell table:style-name="ce5"/>
          <table:table-cell table:style-name="ce6" table:formula="oooc:=[.A43]*[.$B$4]^[.B43]*[.$B$5]^[.C43]*[.H43]" office:value-type="float" office:value="7.74682880464701E-021">
            <text:p>7.75E-021</text:p>
          </table:table-cell>
          <table:table-cell table:formula="oooc:=[.G43]*[.H43]" office:value-type="float" office:value="-6.90662607052023E-021">
            <text:p>0.000000</text:p>
          </table:table-cell>
          <table:table-cell table:style-name="ce9" table:formula="oooc:=[.A43]*[.B43]*(tau^([.B43]-1))*(delta^[.C43])*[.H43]" office:value-type="float" office:value="3.36796623632993E-021">
            <text:p>0.00000</text:p>
          </table:table-cell>
        </table:table-row>
        <table:table-row table:style-name="ro1">
          <table:table-cell table:style-name="ce1" office:value-type="float" office:value="0.00304432279419">
            <text:p>3.044322794E-3</text:p>
          </table:table-cell>
          <table:table-cell table:style-name="ce3" office:value-type="float" office:value="2.5">
            <text:p>2.5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ooc:=-[.A44]*([.$B$4]^[.B44])*([.$B$5]^([.C44]-1))*([.D44]*([.$B$5]^[.D44]) - [.C44])" office:value-type="float" office:value="-9296409778909.65">
            <text:p>-9.30E+012</text:p>
          </table:table-cell>
          <table:table-cell table:style-name="ce6" table:formula="oooc:=IF([.D44]=0;1;EXP(-([.$B$5]^[.D44])))" office:value-type="float" office:value="9.24227875422797E-033">
            <text:p>9.24E-033</text:p>
          </table:table-cell>
          <table:table-cell table:style-name="ce5"/>
          <table:table-cell table:style-name="ce6" table:formula="oooc:=[.A44]*[.$B$4]^[.B44]*[.$B$5]^[.C44]*[.H44]" office:value-type="float" office:value="9.63723250889284E-020">
            <text:p>9.64E-020</text:p>
          </table:table-cell>
          <table:table-cell table:formula="oooc:=[.G44]*[.H44]" office:value-type="float" office:value="-8.59200105902138E-020">
            <text:p>0.000000</text:p>
          </table:table-cell>
          <table:table-cell table:style-name="ce9" table:formula="oooc:=[.A44]*[.B44]*(tau^([.B44]-1))*(delta^[.C44])*[.H44]" office:value-type="float" office:value="1.39660905212991E-019">
            <text:p>0.00000</text:p>
          </table:table-cell>
        </table:table-row>
        <table:table-row table:style-name="ro1">
          <table:table-cell table:style-name="ce1" office:value-type="float" office:value="-0.0435762336045">
            <text:p>-4.357623360E-2</text:p>
          </table:table-cell>
          <table:table-cell table:style-name="ce3" office:value-type="float" office:value="4">
            <text:p>4.0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5]*([.$B$4]^[.B45])*([.$B$5]^([.C45]-1))*([.D45]*([.$B$5]^[.D45]) - [.C45])" office:value-type="float" office:value="4199.22800053929">
            <text:p>4.20E+003</text:p>
          </table:table-cell>
          <table:table-cell table:style-name="ce6" table:formula="oooc:=IF([.D45]=0;1;EXP(-([.$B$5]^[.D45])))" office:value-type="float" office:value="0">
            <text:p>0.00E+000</text:p>
          </table:table-cell>
          <table:table-cell table:style-name="ce5"/>
          <table:table-cell table:style-name="ce6" table:formula="oooc:=[.A45]*[.$B$4]^[.B45]*[.$B$5]^[.C45]*[.H45]" office:value-type="float" office:value="0">
            <text:p>0.00E+000</text:p>
          </table:table-cell>
          <table:table-cell table:formula="oooc:=[.G45]*[.H45]" office:value-type="float" office:value="0">
            <text:p>0.000000</text:p>
          </table:table-cell>
          <table:table-cell table:style-name="ce9" table:formula="oooc:=[.A45]*[.B45]*(tau^([.B45]-1))*(delta^[.C45])*[.H45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723174889316">
            <text:p>-7.231748893E-2</text:p>
          </table:table-cell>
          <table:table-cell table:style-name="ce3" office:value-type="float" office:value="6">
            <text:p>6.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style-name="ce6" table:formula="oooc:=-[.A46]*([.$B$4]^[.B46])*([.$B$5]^([.C46]-1))*([.D46]*([.$B$5]^[.D46]) - [.C46])" office:value-type="float" office:value="1529635.75843926">
            <text:p>1.53E+006</text:p>
          </table:table-cell>
          <table:table-cell table:style-name="ce6" table:formula="oooc:=IF([.D46]=0;1;EXP(-([.$B$5]^[.D46])))" office:value-type="float" office:value="0">
            <text:p>0.00E+000</text:p>
          </table:table-cell>
          <table:table-cell table:style-name="ce5"/>
          <table:table-cell table:style-name="ce6" table:formula="oooc:=[.A46]*[.$B$4]^[.B46]*[.$B$5]^[.C46]*[.H46]" office:value-type="float" office:value="0">
            <text:p>0.00E+000</text:p>
          </table:table-cell>
          <table:table-cell table:formula="oooc:=[.G46]*[.H46]" office:value-type="float" office:value="0">
            <text:p>0.000000</text:p>
          </table:table-cell>
          <table:table-cell table:style-name="ce9" table:formula="oooc:=[.A46]*[.B46]*(tau^([.B46]-1))*(delta^[.C46])*[.H46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389644315272">
            <text:p>3.896443153E-2</text:p>
          </table:table-cell>
          <table:table-cell table:style-name="ce3" office:value-type="float" office:value="6">
            <text:p>6.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7]*([.$B$4]^[.B47])*([.$B$5]^([.C47]-1))*([.D47]*([.$B$5]^[.D47]) - [.C47])" office:value-type="float" office:value="-60785916.4990538">
            <text:p>-6.08E+007</text:p>
          </table:table-cell>
          <table:table-cell table:style-name="ce6" table:formula="oooc:=IF([.D47]=0;1;EXP(-([.$B$5]^[.D47])))" office:value-type="float" office:value="0">
            <text:p>0.00E+000</text:p>
          </table:table-cell>
          <table:table-cell table:style-name="ce5"/>
          <table:table-cell table:style-name="ce6" table:formula="oooc:=[.A47]*[.$B$4]^[.B47]*[.$B$5]^[.C47]*[.H47]" office:value-type="float" office:value="0">
            <text:p>0.00E+000</text:p>
          </table:table-cell>
          <table:table-cell table:formula="oooc:=[.G47]*[.H47]" office:value-type="float" office:value="0">
            <text:p>0.000000</text:p>
          </table:table-cell>
          <table:table-cell table:style-name="ce9" table:formula="oooc:=[.A47]*[.B47]*(tau^([.B47]-1))*(delta^[.C47])*[.H47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21220136391">
            <text:p>-2.122013639E-2</text:p>
          </table:table-cell>
          <table:table-cell table:style-name="ce3" office:value-type="float" office:value="3">
            <text:p>3.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8]*([.$B$4]^[.B48])*([.$B$5]^([.C48]-1))*([.D48]*([.$B$5]^[.D48]) - [.C48])" office:value-type="float" office:value="475576348.264435">
            <text:p>4.76E+008</text:p>
          </table:table-cell>
          <table:table-cell table:style-name="ce6" table:formula="oooc:=IF([.D48]=0;1;EXP(-([.$B$5]^[.D48])))" office:value-type="float" office:value="0">
            <text:p>0.00E+000</text:p>
          </table:table-cell>
          <table:table-cell table:style-name="ce5"/>
          <table:table-cell table:style-name="ce6" table:formula="oooc:=[.A48]*[.$B$4]^[.B48]*[.$B$5]^[.C48]*[.H48]" office:value-type="float" office:value="0">
            <text:p>0.00E+000</text:p>
          </table:table-cell>
          <table:table-cell table:formula="oooc:=[.G48]*[.H48]" office:value-type="float" office:value="0">
            <text:p>0.000000</text:p>
          </table:table-cell>
          <table:table-cell table:style-name="ce9" table:formula="oooc:=[.A48]*[.B48]*(tau^([.B48]-1))*(delta^[.C48])*[.H48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0408822981509">
            <text:p>4.088229815E-3</text:p>
          </table:table-cell>
          <table:table-cell table:style-name="ce3" office:value-type="float" office:value="3">
            <text:p>3.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49]*([.$B$4]^[.B49])*([.$B$5]^([.C49]-1))*([.D49]*([.$B$5]^[.D49]) - [.C49])" office:value-type="float" office:value="-6757675067.50969">
            <text:p>-6.76E+009</text:p>
          </table:table-cell>
          <table:table-cell table:style-name="ce6" table:formula="oooc:=IF([.D49]=0;1;EXP(-([.$B$5]^[.D49])))" office:value-type="float" office:value="0">
            <text:p>0.00E+000</text:p>
          </table:table-cell>
          <table:table-cell table:style-name="ce5"/>
          <table:table-cell table:style-name="ce6" table:formula="oooc:=[.A49]*[.$B$4]^[.B49]*[.$B$5]^[.C49]*[.H49]" office:value-type="float" office:value="0">
            <text:p>0.00E+000</text:p>
          </table:table-cell>
          <table:table-cell table:formula="oooc:=[.G49]*[.H49]" office:value-type="float" office:value="0">
            <text:p>0.000000</text:p>
          </table:table-cell>
          <table:table-cell table:style-name="ce9" table:formula="oooc:=[.A49]*[.B49]*(tau^([.B49]-1))*(delta^[.C49])*[.H49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00551990017984">
            <text:p>-5.519900180E-5</text:p>
          </table:table-cell>
          <table:table-cell table:style-name="ce3" office:value-type="float" office:value="6">
            <text:p>6.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formula="oooc:=-[.A50]*([.$B$4]^[.B50])*([.$B$5]^([.C50]-1))*([.D50]*([.$B$5]^[.D50]) - [.C50])" office:value-type="float" office:value="187938375332447">
            <text:p>1.88E+014</text:p>
          </table:table-cell>
          <table:table-cell table:style-name="ce6" table:formula="oooc:=IF([.D50]=0;1;EXP(-([.$B$5]^[.D50])))" office:value-type="float" office:value="0">
            <text:p>0.00E+000</text:p>
          </table:table-cell>
          <table:table-cell table:style-name="ce5"/>
          <table:table-cell table:style-name="ce6" table:formula="oooc:=[.A50]*[.$B$4]^[.B50]*[.$B$5]^[.C50]*[.H50]" office:value-type="float" office:value="0">
            <text:p>0.00E+000</text:p>
          </table:table-cell>
          <table:table-cell table:formula="oooc:=[.G50]*[.H50]" office:value-type="float" office:value="0">
            <text:p>0.000000</text:p>
          </table:table-cell>
          <table:table-cell table:style-name="ce9" table:formula="oooc:=[.A50]*[.B50]*(tau^([.B50]-1))*(delta^[.C50])*[.H50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462016716479">
            <text:p>-4.620167165E-2</text:p>
          </table:table-cell>
          <table:table-cell table:style-name="ce3" office:value-type="float" office:value="16">
            <text:p>16.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1]*([.$B$4]^[.B51])*([.$B$5]^([.C51]-1))*([.D51]*([.$B$5]^[.D51]) - [.C51])" office:value-type="float" office:value="137352484915577">
            <text:p>1.37E+014</text:p>
          </table:table-cell>
          <table:table-cell table:style-name="ce6" table:formula="oooc:=IF([.D51]=0;1;EXP(-([.$B$5]^[.D51])))" office:value-type="float" office:value="0">
            <text:p>0.00E+000</text:p>
          </table:table-cell>
          <table:table-cell table:style-name="ce5"/>
          <table:table-cell table:style-name="ce6" table:formula="oooc:=[.A51]*[.$B$4]^[.B51]*[.$B$5]^[.C51]*[.H51]" office:value-type="float" office:value="0">
            <text:p>0.00E+000</text:p>
          </table:table-cell>
          <table:table-cell table:formula="oooc:=[.G51]*[.H51]" office:value-type="float" office:value="0">
            <text:p>0.000000</text:p>
          </table:table-cell>
          <table:table-cell table:style-name="ce9" table:formula="oooc:=[.A51]*[.B51]*(tau^([.B51]-1))*(delta^[.C51])*[.H51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300311716011">
            <text:p>-3.003117160E-3</text:p>
          </table:table-cell>
          <table:table-cell table:style-name="ce3" office:value-type="float" office:value="11">
            <text:p>11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2]*([.$B$4]^[.B52])*([.$B$5]^([.C52]-1))*([.D52]*([.$B$5]^[.D52]) - [.C52])" office:value-type="float" office:value="43101574635652.5">
            <text:p>4.31E+013</text:p>
          </table:table-cell>
          <table:table-cell table:style-name="ce6" table:formula="oooc:=IF([.D52]=0;1;EXP(-([.$B$5]^[.D52])))" office:value-type="float" office:value="0">
            <text:p>0.00E+000</text:p>
          </table:table-cell>
          <table:table-cell table:style-name="ce5"/>
          <table:table-cell table:style-name="ce6" table:formula="oooc:=[.A52]*[.$B$4]^[.B52]*[.$B$5]^[.C52]*[.H52]" office:value-type="float" office:value="0">
            <text:p>0.00E+000</text:p>
          </table:table-cell>
          <table:table-cell table:formula="oooc:=[.G52]*[.H52]" office:value-type="float" office:value="0">
            <text:p>0.000000</text:p>
          </table:table-cell>
          <table:table-cell table:style-name="ce9" table:formula="oooc:=[.A52]*[.B52]*(tau^([.B52]-1))*(delta^[.C52])*[.H52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368825891208">
            <text:p>3.688258912E-2</text:p>
          </table:table-cell>
          <table:table-cell table:style-name="ce3" office:value-type="float" office:value="15">
            <text:p>15.0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3]*([.$B$4]^[.B53])*([.$B$5]^([.C53]-1))*([.D53]*([.$B$5]^[.D53]) - [.C53])" office:value-type="float" office:value="-4.68826588262179E+015">
            <text:p>-4.69E+015</text:p>
          </table:table-cell>
          <table:table-cell table:style-name="ce6" table:formula="oooc:=IF([.D53]=0;1;EXP(-([.$B$5]^[.D53])))" office:value-type="float" office:value="0">
            <text:p>0.00E+000</text:p>
          </table:table-cell>
          <table:table-cell table:style-name="ce5"/>
          <table:table-cell table:style-name="ce6" table:formula="oooc:=[.A53]*[.$B$4]^[.B53]*[.$B$5]^[.C53]*[.H53]" office:value-type="float" office:value="0">
            <text:p>0.00E+000</text:p>
          </table:table-cell>
          <table:table-cell table:formula="oooc:=[.G53]*[.H53]" office:value-type="float" office:value="0">
            <text:p>0.000000</text:p>
          </table:table-cell>
          <table:table-cell table:style-name="ce9" table:formula="oooc:=[.A53]*[.B53]*(tau^([.B53]-1))*(delta^[.C53])*[.H53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25585684622">
            <text:p>-2.558568462E-3</text:p>
          </table:table-cell>
          <table:table-cell table:style-name="ce3" office:value-type="float" office:value="12">
            <text:p>12.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6" table:formula="oooc:=-[.A54]*([.$B$4]^[.B54])*([.$B$5]^([.C54]-1))*([.D54]*([.$B$5]^[.D54]) - [.C54])" office:value-type="float" office:value="2.54228292097492E+019">
            <text:p>2.54E+019</text:p>
          </table:table-cell>
          <table:table-cell table:style-name="ce6" table:formula="oooc:=IF([.D54]=0;1;EXP(-([.$B$5]^[.D54])))" office:value-type="float" office:value="0">
            <text:p>0.00E+000</text:p>
          </table:table-cell>
          <table:table-cell table:style-name="ce5"/>
          <table:table-cell table:style-name="ce6" table:formula="oooc:=[.A54]*[.$B$4]^[.B54]*[.$B$5]^[.C54]*[.H54]" office:value-type="float" office:value="0">
            <text:p>0.00E+000</text:p>
          </table:table-cell>
          <table:table-cell table:formula="oooc:=[.G54]*[.H54]" office:value-type="float" office:value="0">
            <text:p>0.000000</text:p>
          </table:table-cell>
          <table:table-cell table:style-name="ce9" table:formula="oooc:=[.A54]*[.B54]*(tau^([.B54]-1))*(delta^[.C54])*[.H54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0896915264558">
            <text:p>8.969152646E-3</text:p>
          </table:table-cell>
          <table:table-cell table:style-name="ce3" office:value-type="float" office:value="12">
            <text:p>12.0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5]*([.$B$4]^[.B55])*([.$B$5]^([.C55]-1))*([.D55]*([.$B$5]^[.D55]) - [.C55])" office:value-type="float" office:value="-4014213279682.23">
            <text:p>-4.01E+012</text:p>
          </table:table-cell>
          <table:table-cell table:style-name="ce6" table:formula="oooc:=IF([.D55]=0;1;EXP(-([.$B$5]^[.D55])))" office:value-type="float" office:value="0">
            <text:p>0.00E+000</text:p>
          </table:table-cell>
          <table:table-cell table:style-name="ce5"/>
          <table:table-cell table:style-name="ce6" table:formula="oooc:=[.A55]*[.$B$4]^[.B55]*[.$B$5]^[.C55]*[.H55]" office:value-type="float" office:value="0">
            <text:p>0.00E+000</text:p>
          </table:table-cell>
          <table:table-cell table:formula="oooc:=[.G55]*[.H55]" office:value-type="float" office:value="0">
            <text:p>0.000000</text:p>
          </table:table-cell>
          <table:table-cell table:style-name="ce9" table:formula="oooc:=[.A55]*[.B55]*(tau^([.B55]-1))*(delta^[.C55])*[.H55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0.0044151337035">
            <text:p>-4.415133704E-3</text:p>
          </table:table-cell>
          <table:table-cell table:style-name="ce3" office:value-type="float" office:value="7">
            <text:p>7.00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6]*([.$B$4]^[.B56])*([.$B$5]^([.C56]-1))*([.D56]*([.$B$5]^[.D56]) - [.C56])" office:value-type="float" office:value="703663664847644">
            <text:p>7.04E+014</text:p>
          </table:table-cell>
          <table:table-cell table:style-name="ce6" table:formula="oooc:=IF([.D56]=0;1;EXP(-([.$B$5]^[.D56])))" office:value-type="float" office:value="0">
            <text:p>0.00E+000</text:p>
          </table:table-cell>
          <table:table-cell table:style-name="ce5"/>
          <table:table-cell table:style-name="ce6" table:formula="oooc:=[.A56]*[.$B$4]^[.B56]*[.$B$5]^[.C56]*[.H56]" office:value-type="float" office:value="0">
            <text:p>0.00E+000</text:p>
          </table:table-cell>
          <table:table-cell table:formula="oooc:=[.G56]*[.H56]" office:value-type="float" office:value="0">
            <text:p>0.000000</text:p>
          </table:table-cell>
          <table:table-cell table:style-name="ce9" table:formula="oooc:=[.A56]*[.B56]*(tau^([.B56]-1))*(delta^[.C56])*[.H56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0133722924858">
            <text:p>1.337229249E-3</text:p>
          </table:table-cell>
          <table:table-cell table:style-name="ce3" office:value-type="float" office:value="4">
            <text:p>4.0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7]*([.$B$4]^[.B57])*([.$B$5]^([.C57]-1))*([.D57]*([.$B$5]^[.D57]) - [.C57])" office:value-type="float" office:value="-3.06199520095162E+015">
            <text:p>-3.06E+015</text:p>
          </table:table-cell>
          <table:table-cell table:style-name="ce6" table:formula="oooc:=IF([.D57]=0;1;EXP(-([.$B$5]^[.D57])))" office:value-type="float" office:value="0">
            <text:p>0.00E+000</text:p>
          </table:table-cell>
          <table:table-cell table:style-name="ce5"/>
          <table:table-cell table:style-name="ce6" table:formula="oooc:=[.A57]*[.$B$4]^[.B57]*[.$B$5]^[.C57]*[.H57]" office:value-type="float" office:value="0">
            <text:p>0.00E+000</text:p>
          </table:table-cell>
          <table:table-cell table:formula="oooc:=[.G57]*[.H57]" office:value-type="float" office:value="0">
            <text:p>0.000000</text:p>
          </table:table-cell>
          <table:table-cell table:style-name="ce9" table:formula="oooc:=[.A57]*[.B57]*(tau^([.B57]-1))*(delta^[.C57])*[.H57]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0.000264832491957">
            <text:p>2.648324920E-4</text:p>
          </table:table-cell>
          <table:table-cell table:style-name="ce3" office:value-type="float" office:value="16">
            <text:p>16.00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table:formula="oooc:=-[.A58]*([.$B$4]^[.B58])*([.$B$5]^([.C58]-1))*([.D58]*([.$B$5]^[.D58]) - [.C58])" office:value-type="float" office:value="-1.69071099351575E+023">
            <text:p>-1.69E+023</text:p>
          </table:table-cell>
          <table:table-cell table:style-name="ce6" table:formula="oooc:=IF([.D58]=0;1;EXP(-([.$B$5]^[.D58])))" office:value-type="float" office:value="0">
            <text:p>0.00E+000</text:p>
          </table:table-cell>
          <table:table-cell table:style-name="ce5"/>
          <table:table-cell table:style-name="ce6" table:formula="oooc:=[.A58]*[.$B$4]^[.B58]*[.$B$5]^[.C58]*[.H58]" office:value-type="float" office:value="0">
            <text:p>0.00E+000</text:p>
          </table:table-cell>
          <table:table-cell table:formula="oooc:=[.G58]*[.H58]" office:value-type="float" office:value="0">
            <text:p>0.000000</text:p>
          </table:table-cell>
          <table:table-cell table:style-name="ce9" table:formula="oooc:=[.A58]*[.B58]*(tau^([.B58]-1))*(delta^[.C58])*[.H58]" office:value-type="float" office:value="0">
            <text:p>0.00000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table:style-name="ce1"/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phi</text:p>
          </table:table-cell>
          <table:table-cell office:value-type="string">
            <text:p>bet</text:p>
          </table:table-cell>
          <table:table-cell office:value-type="string">
            <text:p>gam</text:p>
          </table:table-cell>
          <table:table-cell table:number-columns-repeated="6"/>
        </table:table-row>
        <table:table-row table:style-name="ro1">
          <table:table-cell table:style-name="ce1" office:value-type="float" office:value="19.6688194015">
            <text:p>1.966881940E+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-4222482.67964829">
            <text:p>-4222482.68</text:p>
          </table:table-cell>
          <table:table-cell table:formula="oooc:=-phi*delta^2 +2*phi*delta-bet*tau^2+2*bet*gam*tau-phi-bet*gam^2" office:value-type="float" office:value="-105988.564224163">
            <text:p>-105988.56</text:p>
          </table:table-cell>
          <table:table-cell table:formula="oooc:=2*bet*(tau^2) - 2*bet*gam*tau-t" office:value-type="float" office:value="633.674134207699">
            <text:p>633.67</text:p>
          </table:table-cell>
          <table:table-cell table:style-name="ce9" table:formula="oooc:=a*tau^t*delta^d*EXP([.H61])" office:value-type="float" office:value="0">
            <text:p>0.00000</text:p>
          </table:table-cell>
          <table:table-cell table:formula="oooc:=[.G61]*EXP([.H61])" office:value-type="float" office:value="0">
            <text:p>0.000000</text:p>
          </table:table-cell>
          <table:table-cell table:style-name="ce9" table:formula="oooc:=-[.B61]*(tau^([.C61]-1))*(delta^([.D61]))*EXP([.I61])" office:value-type="float" office:value="0">
            <text:p>0.00000</text:p>
          </table:table-cell>
        </table:table-row>
        <table:table-row table:style-name="ro1">
          <table:table-cell table:style-name="ce1" office:value-type="float" office:value="-20.911560073">
            <text:p>-2.091156007E+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25">
            <text:p>325</text:p>
          </table:table-cell>
          <table:table-cell office:value-type="float" office:value="1.16">
            <text:p>1.16</text:p>
          </table:table-cell>
          <table:table-cell table:formula="oooc:=-a*tau^t*delta^(d-1)*(2*phi*delta^2 - 2*phi*delta - d)" office:value-type="float" office:value="7744502.2630722">
            <text:p>7744502.26</text:p>
          </table:table-cell>
          <table:table-cell table:formula="oooc:=-phi*delta^2 +2*phi*delta-bet*tau^2+2*bet*gam*tau-phi-bet*gam^2" office:value-type="float" office:value="-105988.564224163">
            <text:p>-105988.56</text:p>
          </table:table-cell>
          <table:table-cell table:formula="oooc:=2*bet*(tau^2) - 2*bet*gam*tau-t" office:value-type="float" office:value="632.674134207699">
            <text:p>632.67</text:p>
          </table:table-cell>
          <table:table-cell table:style-name="ce9" table:formula="oooc:=a*tau^t*delta^d*EXP([.H62])" office:value-type="float" office:value="0">
            <text:p>0.00000</text:p>
          </table:table-cell>
          <table:table-cell table:formula="oooc:=[.G62]*EXP([.H62])" office:value-type="float" office:value="0">
            <text:p>0.000000</text:p>
          </table:table-cell>
          <table:table-cell table:style-name="ce9" table:formula="oooc:=-[.B62]*(tau^([.C62]-1))*(delta^([.D62]))*EXP([.I62])" office:value-type="float" office:value="0">
            <text:p>#NUM!</text:p>
          </table:table-cell>
        </table:table-row>
        <table:table-row table:style-name="ro1">
          <table:table-cell table:style-name="ce1" office:value-type="float" office:value="0.0167788306989">
            <text:p>1.677883070E-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office:value-type="float" office:value="1.13">
            <text:p>1.13</text:p>
          </table:table-cell>
          <table:table-cell table:formula="oooc:=-a*tau^t*delta^(d-1)*(2*phi*delta^2 - 2*phi*delta - d)" office:value-type="float" office:value="-43742254.895442">
            <text:p>-43742254.9</text:p>
          </table:table-cell>
          <table:table-cell table:formula="oooc:=-phi*delta^2 +2*phi*delta-bet*tau^2+2*bet*gam*tau-phi-bet*gam^2" office:value-type="float" office:value="-79519.8287738662">
            <text:p>-79519.83</text:p>
          </table:table-cell>
          <table:table-cell table:formula="oooc:=2*bet*(tau^2) - 2*bet*gam*tau-t" office:value-type="float" office:value="613.982000113064">
            <text:p>613.98</text:p>
          </table:table-cell>
          <table:table-cell table:style-name="ce9" table:formula="oooc:=a*tau^t*delta^d*EXP([.H63])" office:value-type="float" office:value="0">
            <text:p>0.00000</text:p>
          </table:table-cell>
          <table:table-cell table:formula="oooc:=[.G63]*EXP([.H63])" office:value-type="float" office:value="0">
            <text:p>0.000000</text:p>
          </table:table-cell>
          <table:table-cell table:style-name="ce9" table:formula="oooc:=-[.B63]*(tau^([.C63]-1))*(delta^([.D63]))*EXP([.I63])" office:value-type="float" office:value="-2.76126092585673E+295">
            <text:p>-27612609258567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style-name="ce1" office:value-type="float" office:value="2627.67566274">
            <text:p>2.627675663E+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1.25">
            <text:p>1.25</text:p>
          </table:table-cell>
          <table:table-cell table:formula="oooc:=-a*tau^t*delta^(d-1)*(2*phi*delta^2 - 2*phi*delta - d)" office:value-type="float" office:value="-267025339759.843">
            <text:p>-267025339759.84</text:p>
          </table:table-cell>
          <table:table-cell table:formula="oooc:=-phi*delta^2 +2*phi*delta-bet*tau^2+2*bet*gam*tau-phi-bet*gam^2" office:value-type="float" office:value="-132418.044687604">
            <text:p>-132418.04</text:p>
          </table:table-cell>
          <table:table-cell table:formula="oooc:=2*bet*(tau^2) - 2*bet*gam*tau-t" office:value-type="float" office:value="447.792723161286">
            <text:p>447.79</text:p>
          </table:table-cell>
          <table:table-cell table:style-name="ce9" table:formula="oooc:=a*tau^t*delta^d*EXP([.H64])" office:value-type="float" office:value="0">
            <text:p>0.00000</text:p>
          </table:table-cell>
          <table:table-cell table:formula="oooc:=[.G64]*EXP([.H64])" office:value-type="float" office:value="0">
            <text:p>0.000000</text:p>
          </table:table-cell>
          <table:table-cell table:style-name="ce9" table:formula="oooc:=-[.B64]*(tau^([.C64]-1))*(delta^([.D64]))*EXP([.I64])" office:value-type="float" office:value="-7.64880931509724E+241">
            <text:p>-76488093150972400000000000000000000000000000000000000000000000000000000000000000000000000000000000000000000000000000000000000000000000000000000000000000000000000000000000000000000000000000000000000000000000000000000000000000000000000000000000.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0" office:value-type="string">
            <text:p>phir</text:p>
          </table:table-cell>
          <table:table-cell office:value-type="string">
            <text:p>phir_del</text:p>
          </table:table-cell>
          <table:table-cell office:value-type="string">
            <text:p>phir_tau</text:p>
          </table:table-cell>
        </table:table-row>
        <table:table-row table:style-name="ro1">
          <table:table-cell table:number-columns-repeated="9"/>
          <table:table-cell table:style-name="ce6" table:formula="oooc:=SUM([.J27:.J64])" office:value-type="float" office:value="168586.120630044">
            <text:p>1.69E+005</text:p>
          </table:table-cell>
          <table:table-cell table:formula="oooc:=SUM([.K27:.K64])" office:value-type="float" office:value="7021.30201578518">
            <text:p>7021.302016</text:p>
          </table:table-cell>
          <table:table-cell table:style-name="ce10" table:formula="oooc:=SUM([.L27:.L64])" office:value-type="float" office:value="0">
            <text:p>#NUM!</text:p>
          </table:table-cell>
        </table:table-row>
        <table:table-row table:style-name="ro1" table:number-rows-repeated="6546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>
        <table:named-range table:name="tau" table:base-cell-address="$Sheet1.$A$1" table:cell-range-address="$Sheet1.$B$4"/>
        <table:named-range table:name="delta" table:base-cell-address="$Sheet1.$A$2" table:cell-range-address="$Sheet1.$B$5"/>
        <table:named-range table:name="a" table:base-cell-address="$Sheet1.$A$4" table:cell-range-address="$Sheet1.$A$27:.$A$64"/>
        <table:named-range table:name="l" table:base-cell-address="$Sheet1.$D$4" table:cell-range-address="$Sheet1.$D$27:.$D$64"/>
        <table:named-range table:name="phi" table:base-cell-address="$Sheet1.$D$38" table:cell-range-address="$Sheet1.$D$61:.$D$64"/>
        <table:named-range table:name="bet" table:base-cell-address="$Sheet1.$E$38" table:cell-range-address="$Sheet1.$E$61:.$E$64"/>
        <table:named-range table:name="gam" table:base-cell-address="$Sheet1.$F$38" table:cell-range-address="$Sheet1.$F$61:.$F$64"/>
        <table:named-range table:name="_rho" table:base-cell-address="$Sheet1.$B$2" table:cell-range-address="$Sheet1.$B$2"/>
        <table:named-range table:name="_rho1" table:base-cell-address="$Sheet1.$A$2" table:cell-range-address="$Sheet1.$B$2"/>
        <table:named-range table:name="T_star" table:base-cell-address="$Sheet1.$D$4" table:cell-range-address="$Sheet1.$E$4"/>
        <table:named-range table:name="_rho_star" table:base-cell-address="$Sheet1.$D$5" table:cell-range-address="$Sheet1.$E$5"/>
        <table:named-range table:name="_T" table:base-cell-address="$Sheet1.$A$1" table:cell-range-address="$Sheet1.$B$1"/>
        <table:named-range table:name="_rhostar" table:base-cell-address="$Sheet1.$D$5" table:cell-range-address="$Sheet1.$E$5"/>
        <table:named-range table:name="rho_star" table:base-cell-address="$Sheet1.$E$5" table:cell-range-address="$Sheet1.$E$5"/>
        <table:named-range table:name="_R" table:base-cell-address="$Sheet1.$B$2" table:cell-range-address="$Sheet1.$E$3"/>
        <table:named-range table:name="phir_del" table:base-cell-address="$Sheet1.$J$50" table:cell-range-address="$Sheet1.$K$67"/>
        <table:named-range table:name="_RTrho" table:base-cell-address="$Sheet1.$A$7" table:cell-range-address="$Sheet1.$B$7"/>
        <table:named-range table:name="t" table:base-cell-address="$Sheet1.$B$12" table:cell-range-address="$Sheet1.$B$27:.$B$64"/>
        <table:named-range table:name="d" table:base-cell-address="$Sheet1.$C$12" table:cell-range-address="$Sheet1.$C$27:.$C$64"/>
        <table:named-range table:name="phir_tau" table:base-cell-address="$Sheet1.$K$52" table:cell-range-address="$Sheet1.$L$67"/>
        <table:named-range table:name="phir" table:base-cell-address="$Sheet1.$J$52" table:cell-range-address="$Sheet1.$J$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scientific-number number:decimal-places="9" number:min-integer-digits="1" number:min-exponent-digits="3"/>
    </number:number-style>
    <number:number-style style:name="N109">
      <number:scientific-number number:decimal-places="9" number:min-integer-digits="1" number:min-exponent-digits="1"/>
    </number:number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scientific-number number:decimal-places="7" number:min-integer-digits="1" number:min-exponent-digits="3"/>
      <number:text>0</number:text>
    </number:number-style>
    <number:number-style style:name="N121">
      <number:scientific-number number:decimal-places="6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15/09/2008</text:date>, <text:time>18:4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Pye</meta:initial-creator>
    <meta:creation-date>2008-08-29T15:46:19</meta:creation-date>
    <dc:creator>John Pye</dc:creator>
    <dc:date>2008-09-15T18:42:17</dc:date>
    <meta:editing-cycles>4</meta:editing-cycles>
    <meta:editing-duration>PT2H27M57S</meta:editing-duration>
    <meta:user-defined meta:name="Info 1"/>
    <meta:user-defined meta:name="Info 2"/>
    <meta:user-defined meta:name="Info 3"/>
    <meta:user-defined meta:name="Info 4"/>
    <meta:document-statistic meta:table-count="3" meta:cell-count="400"/>
  </office:meta>
</office:document-meta>
</file>